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10ce4e" officeooo:paragraph-rsid="0010ce4e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181ed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P16" style:family="paragraph" style:parent-style-name="Standard" style:list-style-name="L2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position="0% 100%" fo:font-weight="normal" officeooo:rsid="0010d031" officeooo:paragraph-rsid="0010d03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weight="bold" officeooo:paragraph-rsid="0010ce4e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weight="normal" officeooo:paragraph-rsid="0010d03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181ed5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bold" officeooo:rsid="0010d031" style:font-weight-asian="bold" style:font-weight-complex="bold"/>
    </style:style>
    <style:style style:name="T5" style:family="text">
      <style:text-properties style:text-position="0% 100%" officeooo:rsid="0010d031"/>
    </style:style>
    <style:style style:name="T6" style:family="text">
      <style:text-properties style:text-position="0% 100%" officeooo:rsid="00116b5c"/>
    </style:style>
    <style:style style:name="T7" style:family="text">
      <style:text-properties style:text-position="0% 100%" officeooo:rsid="001b0c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feb8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0d03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4540a" style:font-weight-asian="normal" style:font-weight-complex="normal"/>
    </style:style>
    <style:style style:name="T14" style:family="text">
      <style:text-properties fo:font-weight="normal" officeooo:rsid="00181ed5" style:font-weight-asian="normal" style:font-weight-complex="normal"/>
    </style:style>
    <style:style style:name="T15" style:family="text">
      <style:text-properties officeooo:rsid="0014540a"/>
    </style:style>
    <style:style style:name="T16" style:family="text">
      <style:text-properties officeooo:rsid="0010ce4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Dependencies</text:p>
      <text:p text:style-name="P2"/>
      <text:p text:style-name="P4">Functional Dependency(FD)</text:p>
      <text:list xml:id="list16486086521" text:style-name="L1">
        <text:list-item>
          <text:p text:style-name="P10">A FD, denoted by X → Y. between two sets of attributes X and Y of a relational schema R specifies a <text:span text:style-name="T8">constraint</text:span> on the possible tuples that can form a relation state r of R. The constraint is that, for any two tuples t<text:span text:style-name="T1">1</text:span><text:span text:style-name="T2"> and t</text:span><text:span text:style-name="T1">2</text:span><text:span text:style-name="T2"> that have t</text:span><text:span text:style-name="T1">1</text:span><text:span text:style-name="T2">[X] = t</text:span><text:span text:style-name="T1">2</text:span><text:span text:style-name="T2">[X], they must also have t</text:span><text:span text:style-name="T1">1</text:span><text:span text:style-name="T2">[Y] = t</text:span><text:span text:style-name="T1">2</text:span><text:span text:style-name="T2">[Y]. In other words the relation,</text:span><text:span text:style-name="T2"><draw:frame draw:style-name="fr1" draw:name="Object5" text:anchor-type="as-char" svg:width="0.498in" svg:height="0.1846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is one-to-one.</text:span></text:p>
        </text:list-item>
        <text:list-item>
          <text:p text:style-name="P10"><text:span text:style-name="T2">This means that the values of the Y attribute of a tuple in r depend on, or </text:span><text:span text:style-name="T3">are determined by</text:span><text:span text:style-name="T2">, the values of the X attribute.</text:span></text:p>
        </text:list-item>
        <text:list-item>
          <text:p text:style-name="P15">X is the left hand side of FD, Y is the right hand side of the FD</text:p>
        </text:list-item>
        <text:list-item>
          <text:p text:style-name="P15">Trivial inferences</text:p>
          <text:list>
            <text:list-item>
              <text:p text:style-name="P15">If X is the candidate key then, X → Y for any subset of attributes of Y of R</text:p>
            </text:list-item>
            <text:list-item>
              <text:p text:style-name="P15">X → Y does not necessarily imply Y → X</text:p>
            </text:list-item>
          </text:list>
        </text:list-item>
        <text:list-item>
          <text:p text:style-name="P15">FD's help specify constraints not possible with superkey's(Integrity constraints)</text:p>
        </text:list-item>
      </text:list>
      <text:p text:style-name="P6"/>
      <text:p text:style-name="P3"><text:span text:style-name="T8">Set</text:span> <text:span text:style-name="T8">of</text:span> <text:span text:style-name="T8">Functional</text:span> <text:span text:style-name="T8">dependencies(F)</text:span></text:p>
      <text:p text:style-name="P3">Collection of all FD's holding on a relation schema, R(A, B, C, ...), <text:s/>can be seen as a set and is usually represented by F, F = { A → B, A → C, CG → H, …}</text:p>
      <text:p text:style-name="P3"/>
      <text:p text:style-name="P4">Inferred FD</text:p>
      <text:p text:style-name="P5">An FD, X → Y, is said to be inferred from F on R if it holds in every legal relation state r of R; that is, whenever r satisfies all the dependencies in F, X → Y also holds on r.</text:p>
      <text:p text:style-name="P5"/>
      <text:p text:style-name="P4">Closure of F(F<text:span text:style-name="T10">+</text:span><text:span text:style-name="T2">)</text:span></text:p>
      <text:p text:style-name="P8">The set of all FD's that include F as well as all FD's that can be inferred from F.</text:p>
      <text:p text:style-name="P8"/>
      <text:p text:style-name="P7">Inference rules</text:p>
      <text:list xml:id="list394512567" text:style-name="L2">
        <text:list-item>
          <text:p text:style-name="P16">Armstrong's inference rules</text:p>
          <text:list>
            <text:list-item>
              <text:p text:style-name="P11">Reflexive rule : if <draw:frame draw:style-name="fr1" draw:name="Object1" text:anchor-type="as-char" svg:width="0.4508in" svg:height="0.1839in" draw:z-index="0"><draw:object xlink:href="./Object 1" xlink:type="simple" xlink:show="embed" xlink:actuate="onLoad"/><draw:image xlink:href="./ObjectReplacements/Object 1" xlink:type="simple" xlink:show="embed" xlink:actuate="onLoad"/></draw:frame>, then X → Y</text:p>
            </text:list-item>
            <text:list-item>
              <text:p text:style-name="P11">Augmentation rule : if X → Y, then XZ → YZ</text:p>
            </text:list-item>
            <text:list-item>
              <text:p text:style-name="P11">Transitive rule : if X → Y and Y → Z, then X → Z</text:p>
            </text:list-item>
          </text:list>
        </text:list-item>
        <text:list-item>
          <text:p text:style-name="P11">Decomposition rule : if X → YZ, then X → Y</text:p>
        </text:list-item>
        <text:list-item>
          <text:p text:style-name="P11">Union or additive rule : if X → Y and X → Z, then X → YZ</text:p>
        </text:list-item>
        <text:list-item>
          <text:p text:style-name="P11">Pseudo-transitive rule : if WY → Z and X → Y, then WX → Z</text:p>
        </text:list-item>
      </text:list>
      <text:p text:style-name="P3"/>
      <text:p text:style-name="P4">Closure of a set of attributes, X(X<text:span text:style-name="T10">+</text:span><text:span text:style-name="T2">)</text:span></text:p>
      <text:p text:style-name="P8">For each set of attributes X in R, the attributes that are functionally determined by X form the closure of X, X+</text:p>
      <text:p text:style-name="P6"/>
      <text:p text:style-name="P4">Algorithm to determine F<text:span text:style-name="T10">+</text:span><text:span text:style-name="T2">, the set of all </text:span></text:p>
      <text:p text:style-name="P5">A systematic way to determine F<text:span text:style-name="T10">+</text:span> would be to first determine the set of attributes X that appears as a left-hand side of some FD in F and then to determine the set of all attributes that are dependent on X or determined by X</text:p>
      <text:p text:style-name="P5"/>
      <text:p text:style-name="P4">Algorithm to determine X<text:span text:style-name="T10">+</text:span></text:p>
      <text:p text:style-name="P5">X+ = X</text:p>
      <text:p text:style-name="P5">repeat</text:p>
      <text:p text:style-name="P5"><text:tab/>oldX+ = X+;</text:p>
      <text:p text:style-name="P5"><text:tab/>for each FD Y → Z in F do</text:p>
      <text:p text:style-name="P5"><text:tab/><text:tab/>if <text:s/>Y<draw:frame draw:style-name="fr1" draw:name="Object2" text:anchor-type="as-char" svg:width="0.3035in" svg:height="0.1839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2">X</text:span><text:span text:style-name="T10">+</text:span><text:span text:style-name="T2"> then</text:span> X<text:span text:style-name="T10">+</text:span> = <text:s/>X<text:span text:style-name="T10">+</text:span><draw:frame draw:style-name="fr1" draw:name="Object3" text:anchor-type="as-char" svg:width="0.3035in" svg:height="0.1839in" draw:z-index="1"><draw:object xlink:href="./Object 3" xlink:type="simple" xlink:show="embed" xlink:actuate="onLoad"/><draw:image xlink:href="./ObjectReplacements/Object 3" xlink:type="simple" xlink:show="embed" xlink:actuate="onLoad"/></draw:frame>Z <text:s text:c="3"/></text:p>
      <text:p text:style-name="P5">until (X<text:span text:style-name="T10">+</text:span><text:span text:style-name="T2"> == oldX</text:span><text:span text:style-name="T10">+</text:span><text:span text:style-name="T2">)</text:span></text:p>
      <text:p text:style-name="P5"><text:soft-page-break/></text:p>
      <text:p text:style-name="P4">Cover of a set of FD's</text:p>
      <text:p text:style-name="P5">A set of FD's F is said to cover another set of FD's E if all FD's in E can be inferred from F</text:p>
      <text:p text:style-name="P5"/>
      <text:p text:style-name="P4">Algorithm to determine if F covers E</text:p>
      <text:p text:style-name="P5">For each FD X → Y in E</text:p>
      <text:p text:style-name="P5"><text:tab/>Find X<text:span text:style-name="T10">+</text:span><text:span text:style-name="T2"> w.r.t. To F.</text:span></text:p>
      <text:p text:style-name="P5"><text:span text:style-name="T2"><text:tab/>if X</text:span><text:span text:style-name="T10">+ </text:span><text:span text:style-name="T2">does</text:span><text:span text:style-name="T10"> </text:span><text:span text:style-name="T2">not include Y it means that X cannot determine Y inferring from F. So F does not </text:span><text:span text:style-name="T2">cover E</text:span></text:p>
      <text:p text:style-name="P5"><text:span text:style-name="T2">F covers E if X</text:span><text:span text:style-name="T10">+ </text:span><text:span text:style-name="T2">w.r.t. F includes Y for every X in E</text:span></text:p>
      <text:p text:style-name="P8"/>
      <text:p text:style-name="P4">Equivalence of two sets of FD's</text:p>
      <text:p text:style-name="P5">Two sets of FD's F and E are said to be equivalent to each other if either of them can be derived from the other</text:p>
      <text:p text:style-name="P5"/>
      <text:p text:style-name="P4">Algorithm to determine if F and E are equivalent</text:p>
      <text:p text:style-name="P5">Check if F covers E and E covers F</text:p>
      <text:p text:style-name="P5"/>
      <text:p text:style-name="P4">Minimal set of functional dependencies</text:p>
      <text:p text:style-name="P23">F covers E minimally if </text:p>
      <text:list xml:id="list1910975663" text:style-name="L7">
        <text:list-item>
          <text:p text:style-name="P14"><text:span text:style-name="T12">F covers E such that removal of any FD from F results in F not being a cover of E. </text:span></text:p>
        </text:list-item>
        <text:list-item>
          <text:p text:style-name="P14"><text:span text:style-name="T14">A</text:span><text:span text:style-name="T13">ll dependences in the minimal set </text:span><text:span text:style-name="T14">are</text:span><text:span text:style-name="T13"> in the standard form.</text:span></text:p>
        </text:list-item>
      </text:list>
      <text:p text:style-name="P5"/>
      <text:p text:style-name="P4">Standard/Canonical form of FD's</text:p>
      <text:list xml:id="list1657818887" text:style-name="L3">
        <text:list-item>
          <text:p text:style-name="P12">The right-hand-side, Y, of every FD, X → Y, is minimal, i.e., composed of a single attribute. This can be done using the decomposition rule of inference.</text:p>
        </text:list-item>
        <text:list-item>
          <text:p text:style-name="P12">The left-hand-side, X, of every FD, X → Y is minimal in the sense that no proper subset of X determines Y</text:p>
        </text:list-item>
      </text:list>
      <text:p text:style-name="P5"/>
      <text:p text:style-name="P4">Full functional dependencies</text:p>
      <text:list xml:id="list1057641617" text:style-name="L4">
        <text:list-item>
          <text:p text:style-name="P13"><text:span text:style-name="T12">A FD, X → Y, is a full FD if removal of any attribute from X means that the FD no longer holds, i.e., X – {A} does not determine Y for any </text:span><text:span text:style-name="T12"><draw:frame draw:style-name="fr1" draw:name="Object4" text:anchor-type="as-char" svg:width="0.4756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3"><text:span text:style-name="T12">i.e., a FD is a full FD only if X constitutes a candidate key of R, i.e., X is made up of only prime attributes</text:span><text:span text:style-name="T8">(Refer diagram)</text:span></text:p>
        </text:list-item>
      </text:list>
      <text:p text:style-name="P5"/>
      <text:p text:style-name="P4">Partial functional dependencies</text:p>
      <text:list xml:id="list1734476087" text:continue-numbering="true" text:style-name="L4">
        <text:list-item>
          <text:p text:style-name="P20">A FD, X → Y, is a partial FD if it still holds with the removal of an attribute from X</text:p>
        </text:list-item>
        <text:list-item>
          <text:p text:style-name="P20">i.e., a FD is a partial FD only if X is constituted of at least one non-prime attribute<text:span text:style-name="T8">(Refer diagram)</text:span></text:p>
        </text:list-item>
      </text:list>
      <text:p text:style-name="P4"/>
      <text:p text:style-name="P19"><text:span text:style-name="T16">Determining candidate keys from a set of minimal functional dependencies</text:span></text:p>
      <text:list xml:id="list1626796562" text:style-name="L6">
        <text:list-item>
          <text:p text:style-name="P18">List down all the necessary, middle-ground and useless attributes of the relation.</text:p>
          <text:list>
            <text:list-item>
              <text:p text:style-name="P18">Necessary attributes are those that are not functionally dependent on any attributes but themselves.</text:p>
              <text:list>
                <text:list-item>
                  <text:p text:style-name="P18">Attributes present only on the LHS of FD's or absent in the list of FD's</text:p>
                </text:list-item>
                <text:list-item>
                  <text:p text:style-name="P18">These are attributes that must be present in any candidate key of the relation as they are not determined by any other attributes.</text:p>
                </text:list-item>
              </text:list>
            </text:list-item>
            <text:list-item>
              <text:p text:style-name="P18">Middle-ground attributes are those that functionally determine atleast one other attribute and are themselves functionally dependent on other attribute/s.</text:p>
              <text:list>
                <text:list-item>
                  <text:p text:style-name="P18">Attributes present both on the LHS and RHS of different functional dependencies.</text:p>
                </text:list-item>
              </text:list>
            </text:list-item>
            <text:list-item>
              <text:p text:style-name="P18">Useless attributes are those that do not functionally determine any attribute and are <text:soft-page-break/>themselves functionally dependent on other attributes.</text:p>
              <text:list>
                <text:list-item>
                  <text:p text:style-name="P18">Attributes present only on the RHS of functional dependences.</text:p>
                </text:list-item>
                <text:list-item>
                  <text:p text:style-name="P18">These can be ignored as they will not be a part of any candidate keys</text:p>
                </text:list-item>
              </text:list>
            </text:list-item>
          </text:list>
        </text:list-item>
        <text:list-item>
          <text:p text:style-name="P22"><text:span text:style-name="T5">The candidate key X, </text:span><text:span text:style-name="T7">is </text:span><text:span text:style-name="T5">a concatenation of all necessary attributes if X</text:span><text:span text:style-name="T11"> </text:span><text:span text:style-name="T5">determines all other attributes of the relation. </text:span><text:span text:style-name="T6">In this case X is the only candidate key.</text:span></text:p>
        </text:list-item>
        <text:list-item>
          <text:p text:style-name="P22"><text:span text:style-name="T5">Else, The candidate key is </text:span><text:span text:style-name="T4">every subset </text:span><text:span text:style-name="T5">of the the middle-ground attributes which when concatenated with X above determine all other attributes of the relation. </text:span><text:span text:style-name="T6">There might be multiple candidate keys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13T08:28:04</meta:creation-date>
    <dc:date>2013-02-05T15:09:56</dc:date>
    <dc:creator>Kempa </dc:creator>
    <meta:editing-duration>PT13H10M</meta:editing-duration>
    <meta:editing-cycles>39</meta:editing-cycles>
    <meta:generator>LibreOffice/3.6$Linux_x86 LibreOffice_project/360m1$Build-2</meta:generator>
    <meta:document-statistic meta:table-count="0" meta:image-count="0" meta:object-count="5" meta:page-count="3" meta:paragraph-count="70" meta:word-count="1034" meta:character-count="5054" meta:non-whitespace-character-count="4104"/>
  </office:meta>
</office:document-meta>
</file>

<file path=Object 1/content.xml><?xml version="1.0" encoding="utf-8"?>
<math xmlns="http://www.w3.org/1998/Math/MathML">
  <semantics>
    <mrow>
      <mi>Y</mi>
      <mo stretchy="false">⊆</mo>
      <mi>X</mi>
    </mrow>
    <annotation encoding="StarMath 5.0">Y subseteq X</annotation>
  </semantics>
</math>
</file>

<file path=Object 2/content.xml><?xml version="1.0" encoding="utf-8"?>
<math xmlns="http://www.w3.org/1998/Math/MathML">
  <semantics>
    <mrow>
      <mi>.</mi>
      <mo stretchy="false">⊆</mo>
      <mn>.</mn>
    </mrow>
    <annotation encoding="StarMath 5.0">. subseteq .</annotation>
  </semantics>
</math>
</file>

<file path=Object 3/content.xml><?xml version="1.0" encoding="utf-8"?>
<math xmlns="http://www.w3.org/1998/Math/MathML">
  <semantics>
    <mrow>
      <mi>.</mi>
      <mo stretchy="false">∪</mo>
      <mn>.</mn>
    </mrow>
    <annotation encoding="StarMath 5.0">. union .</annotation>
  </semantics>
</math>
</file>

<file path=Object 4/content.xml><?xml version="1.0" encoding="utf-8"?>
<math xmlns="http://www.w3.org/1998/Math/MathML">
  <semantics>
    <mrow>
      <mrow>
        <mi>A</mi>
        <mo stretchy="false">⊂</mo>
        <mi>X</mi>
      </mrow>
    </mrow>
    <annotation encoding="StarMath 5.0">A subset X</annotation>
  </semantics>
</math>
</file>

<file path=Object 5/content.xml><?xml version="1.0" encoding="utf-8"?>
<math xmlns="http://www.w3.org/1998/Math/MathML">
  <semantics>
    <mrow>
      <mi>X</mi>
      <mo stretchy="false">ℜ</mo>
      <mi>Y</mi>
    </mrow>
    <annotation encoding="StarMath 5.0">X Re Y</annotation>
  </semantics>
</math>
</file>